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bbe78" officeooo:paragraph-rsid="000bbe78"/>
    </style:style>
    <style:style style:name="P2" style:family="paragraph" style:parent-style-name="Standard">
      <style:paragraph-properties fo:text-align="end" style:justify-single-word="false"/>
      <style:text-properties officeooo:rsid="000bbe78"/>
    </style:style>
    <style:style style:name="P3" style:family="paragraph" style:parent-style-name="Standard">
      <style:paragraph-properties fo:text-align="end" style:justify-single-word="false"/>
      <style:text-properties officeooo:rsid="000efd25" officeooo:paragraph-rsid="000efd25"/>
    </style:style>
    <style:style style:name="P4" style:family="paragraph" style:parent-style-name="Standard" style:list-style-name="L2">
      <style:paragraph-properties fo:text-align="start" style:justify-single-word="false"/>
      <style:text-properties officeooo:rsid="000efd25" officeooo:paragraph-rsid="000efd25"/>
    </style:style>
    <style:style style:name="P5" style:family="paragraph" style:parent-style-name="Standard" style:list-style-name="L2">
      <style:paragraph-properties fo:text-align="start" style:justify-single-word="false"/>
      <style:text-properties officeooo:rsid="000efd25" officeooo:paragraph-rsid="000f6f7a"/>
    </style:style>
    <style:style style:name="P6" style:family="paragraph" style:parent-style-name="Standard" style:list-style-name="L2">
      <style:paragraph-properties fo:text-align="start" style:justify-single-word="false"/>
      <style:text-properties officeooo:rsid="000f4780" officeooo:paragraph-rsid="000f4780"/>
    </style:style>
    <style:style style:name="P7" style:family="paragraph" style:parent-style-name="Standard" style:list-style-name="L2">
      <style:paragraph-properties fo:text-align="start" style:justify-single-word="false"/>
      <style:text-properties officeooo:rsid="000f5b85" officeooo:paragraph-rsid="000f5b85"/>
    </style:style>
    <style:style style:name="P8" style:family="paragraph" style:parent-style-name="Standard" style:list-style-name="L2">
      <style:paragraph-properties fo:text-align="start" style:justify-single-word="false"/>
      <style:text-properties officeooo:rsid="000f6f7a" officeooo:paragraph-rsid="000f6f7a"/>
    </style:style>
    <style:style style:name="P9" style:family="paragraph" style:parent-style-name="Standard" style:list-style-name="L2">
      <style:paragraph-properties fo:text-align="start" style:justify-single-word="false"/>
      <style:text-properties officeooo:rsid="00113b26" officeooo:paragraph-rsid="00113b26"/>
    </style:style>
    <style:style style:name="T1" style:family="text">
      <style:text-properties officeooo:rsid="000f47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son McGough</text:p>
      <text:p text:style-name="P1">ISP 801</text:p>
      <text:p text:style-name="P1">Homework 1</text:p>
      <text:p text:style-name="P3">Timeline</text:p>
      <text:p text:style-name="P3"/>
      <text:list xml:id="list359640248534732591" text:style-name="L2">
        <text:list-item>
          <text:p text:style-name="P8">1960's – SGML (Standard General Markup Language) developed from IBM's GML.</text:p>
        </text:list-item>
        <text:list-item>
          <text:p text:style-name="P5">1969 – US Defense Department's ARPAnet (Advanced Research Project Agency) establishes it's first network node at UCLA.</text:p>
        </text:list-item>
        <text:list-item>
          <text:p text:style-name="P9">1977 – RSA cryptography publicly described at MIT.</text:p>
        </text:list-item>
        <text:list-item>
          <text:p text:style-name="P4">1981 – BITNET (Because It's Time Network) <text:span text:style-name="T1">and CSNET (Computer Science Network) computer networks founded.</text:span></text:p>
        </text:list-item>
        <text:list-item>
          <text:p text:style-name="P4">1982 – TCP (Transmission Control Protocol) / IP (Internet Protocol) becomes the standard for computer network connections.</text:p>
        </text:list-item>
        <text:list-item>
          <text:p text:style-name="P6">1984 – DNS (Domain Name System) introduced to convert fully qualified domain names to IP addresses.</text:p>
        </text:list-item>
        <text:list-item>
          <text:p text:style-name="P8">1985 – NSFNet (National Science Foundation Network) launches to promote advanced research and education networking in the US.</text:p>
        </text:list-item>
        <text:list-item>
          <text:p text:style-name="P6">1989 – World Wide Web system proposed by CERN (aka European Organization for Particle Physics) to allow users to search for and retrieve documents from databases on any number of different document serving computers connected to the internet.</text:p>
        </text:list-item>
        <text:list-item>
          <text:p text:style-name="P8">1990 – Tim Berners-Lee develops HTML (Hypertext Markup Language).</text:p>
        </text:list-item>
        <text:list-item>
          <text:p text:style-name="P6">1991 – “The Web” (World Wide Web) released to the world.</text:p>
        </text:list-item>
        <text:list-item>
          <text:p text:style-name="P6"><text:s/>1993 – Mosaic, the first web browser with a GUI, is released on UNIX systems using the X Window system.</text:p>
        </text:list-item>
        <text:list-item>
          <text:p text:style-name="P8">1994 – URL (Uniform Resource Locator) reference standardized.</text:p>
        </text:list-item>
        <text:list-item>
          <text:p text:style-name="P7">1995 – HTTP web server application APACHE development begins.</text:p>
        </text:list-item>
        <text:list-item>
          <text:p text:style-name="P9">1996 – JavaScript web programming language becomes supported by Microsoft's Internet Explorer. </text:p>
        </text:list-item>
        <text:list-item>
          <text:p text:style-name="P7">1997 – HTTP (Hypertext Transfer Protocol) 1.1 standard officially relea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38:51.138000000</meta:creation-date>
    <dc:date>2014-01-27T22:48:49.501000000</dc:date>
    <meta:editing-duration>PT6M57S</meta:editing-duration>
    <meta:editing-cycles>1</meta:editing-cycles>
    <meta:document-statistic meta:table-count="0" meta:image-count="0" meta:object-count="0" meta:page-count="1" meta:paragraph-count="19" meta:word-count="226" meta:character-count="1505" meta:non-whitespace-character-count="1296"/>
    <meta:generator>LibreOffice/4.1.4.2$Windows_x86 LibreOffice_project/0a0440ccc0227ad9829de5f46be37cfb6edcf72</meta:generator>
  </office:meta>
</office:document-meta>
</file>